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 style:list-style-name="L1">
      <style:text-properties style:font-name="Arial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background-color="#ffff00" style:font-weight-asian="bold" style:font-weight-complex="bol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alysis Planning Worksheet</text:p>
      <text:p text:style-name="P1"/>
      <text:p text:style-name="P4">Evaluation Question</text:p>
      <text:p text:style-name="P1">Trends in types of hate crimes over 2019</text:p>
      <text:p text:style-name="P1"/>
      <text:p text:style-name="P4">Independent Variable(s)</text:p>
      <text:p text:style-name="P2">These variable(s) are causing something or creating an effect. List what each is and whether it is categorical or continuous. It is ok to only have one.</text:p>
      <text:p text:style-name="P1"><text:span text:style-name="T2">Variable</text:span></text:p>
      <text:p text:style-name="P1">Type of crime</text:p>
      <text:p text:style-name="P1">categorical</text:p>
      <text:p text:style-name="P1">6 levels</text:p>
      <text:p text:style-name="P1"/>
      <text:p text:style-name="P4">Dependent Variable(s)</text:p>
      <text:p text:style-name="P1">These variable(s) are influenced by your independent variable and <text:span text:style-name="T1">depend </text:span>on them. List what each is and whether it is categorical or continuous. Unless they are related, you should have only one. </text:p>
      <text:p text:style-name="P1"><text:span text:style-name="T2">Variable</text:span></text:p>
      <text:p text:style-name="P1"># of crimes</text:p>
      <text:p text:style-name="P1">continuous</text:p>
      <text:p text:style-name="P1"><text:span text:style-name="T3"/></text:p>
      <text:p text:style-name="P1">Now that you know the type and number of independent and dependent variables, you are ready to use the analysis flow charts to choose your analysis!</text:p>
      <text:p text:style-name="P1"/>
      <text:p text:style-name="P11">Analysis: </text:p>
      <text:p text:style-name="P12">Categorical IV with 1 Continuous DV</text:p>
      <text:p text:style-name="P12">IV has more than 2 levels</text:p>
      <text:p text:style-name="P12">If we want to control for other factors: <text:span text:style-name="T5">ANCOVA</text:span></text:p>
      <text:p text:style-name="P12">If not: <text:span text:style-name="T5">ANOV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redith Dodd</meta:initial-creator>
    <dc:creator>Sayira Furnish</dc:creator>
    <meta:editing-cycles>8</meta:editing-cycles>
    <meta:creation-date>2021-01-04T20:11:00</meta:creation-date>
    <dc:date>2022-03-06T15:12:05.92</dc:date>
    <meta:editing-duration>PT7M36S</meta:editing-duration>
    <meta:generator>OpenOffice/4.1.11$Win32 OpenOffice.org_project/4111m1$Build-9808</meta:generator>
    <meta:document-statistic meta:table-count="0" meta:image-count="0" meta:object-count="0" meta:page-count="1" meta:paragraph-count="20" meta:word-count="139" meta:character-count="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